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
      <style:paragraph-properties fo:margin-top="5.6cm" fo:margin-bottom="5.9cm" loext:contextual-spacing="false" fo:orphans="5" fo:widows="5" style:page-number="auto"/>
      <style:text-properties fo:language="fr" fo:country="FR" officeooo:rsid="00007c7c" officeooo:paragraph-rsid="00007c7c"/>
    </style:style>
    <style:style style:name="P2" style:family="paragraph" style:parent-style-name="Heading_20_2">
      <style:paragraph-properties fo:text-align="justify" style:justify-single-word="false" fo:orphans="5" fo:widows="5"/>
      <style:text-properties officeooo:rsid="0002b1d4" officeooo:paragraph-rsid="0002dc44"/>
    </style:style>
    <style:style style:name="P3" style:family="paragraph" style:parent-style-name="Heading_20_2">
      <style:paragraph-properties fo:text-align="justify" style:justify-single-word="false" fo:orphans="5" fo:widows="5"/>
    </style:style>
    <style:style style:name="P4" style:family="paragraph" style:parent-style-name="Heading_20_2">
      <style:paragraph-properties fo:text-align="justify" style:justify-single-word="false" fo:orphans="5" fo:widows="5"/>
      <style:text-properties officeooo:paragraph-rsid="000ae184"/>
    </style:style>
    <style:style style:name="P5" style:family="paragraph" style:parent-style-name="Heading_20_2">
      <style:paragraph-properties fo:text-align="justify" style:justify-single-word="false" fo:orphans="5" fo:widows="5"/>
      <style:text-properties officeooo:paragraph-rsid="0002dc44"/>
    </style:style>
    <style:style style:name="P6" style:family="paragraph" style:parent-style-name="Heading_20_2">
      <style:paragraph-properties fo:text-align="justify" style:justify-single-word="false" fo:orphans="5" fo:widows="5"/>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P7" style:family="paragraph" style:parent-style-name="Heading_20_2">
      <style:paragraph-properties fo:text-align="justify" style:justify-single-word="false" fo:orphans="5" fo:widows="5"/>
      <style:text-properties fo:color="#2a6099" style:font-name="Liberation Serif" fo:font-size="18pt" fo:font-weight="bold" officeooo:paragraph-rsid="0002dc44" style:font-name-asian="NSimSun" style:font-size-asian="18pt" style:font-weight-asian="bold" style:font-name-complex="Arial" style:font-size-complex="18pt" style:font-weight-complex="bold"/>
    </style:style>
    <style:style style:name="P8" style:family="paragraph" style:parent-style-name="Heading_20_2">
      <style:paragraph-properties fo:text-align="justify" style:justify-single-word="false" fo:orphans="5" fo:widows="5"/>
      <style:text-properties fo:color="#2a6099" style:font-name="Liberation Serif" fo:font-size="18pt" fo:font-weight="bold" officeooo:paragraph-rsid="0009f561" style:font-name-asian="NSimSun" style:font-size-asian="18pt" style:font-weight-asian="bold" style:font-name-complex="Arial" style:font-size-complex="18pt" style:font-weight-complex="bold"/>
    </style:style>
    <style:style style:name="P9" style:family="paragraph" style:parent-style-name="Heading_20_2">
      <style:paragraph-properties fo:text-align="justify" style:justify-single-word="false" fo:orphans="5" fo:widows="5"/>
      <style:text-properties fo:color="#2a6099" style:font-name="Liberation Serif" fo:font-size="18pt" fo:font-weight="bold" officeooo:rsid="0002b1d4" officeooo:paragraph-rsid="000ae184" style:font-name-asian="NSimSun" style:font-size-asian="18pt" style:font-weight-asian="bold" style:font-name-complex="Arial" style:font-size-complex="18pt" style:font-weight-complex="bold"/>
    </style:style>
    <style:style style:name="P10" style:family="paragraph" style:parent-style-name="Heading_20_2">
      <style:paragraph-properties fo:text-align="justify" style:justify-single-word="false" fo:orphans="5" fo:widows="5"/>
      <style:text-properties fo:color="#2a6099" style:font-name="Liberation Serif" fo:font-size="18pt" fo:font-weight="bold" officeooo:rsid="0002b1d4" officeooo:paragraph-rsid="0002dc44" style:font-name-asian="NSimSun" style:font-size-asian="18pt" style:font-weight-asian="bold" style:font-name-complex="Arial" style:font-size-complex="18pt" style:font-weight-complex="bold"/>
    </style:style>
    <style:style style:name="P11" style:family="paragraph" style:parent-style-name="Heading_20_2">
      <style:paragraph-properties fo:text-align="justify" style:justify-single-word="false" fo:orphans="5" fo:widows="5"/>
      <style:text-properties fo:color="#2a6099" officeooo:paragraph-rsid="0002dc44"/>
    </style:style>
    <style:style style:name="P12" style:family="paragraph" style:parent-style-name="Heading_20_2">
      <style:paragraph-properties fo:orphans="5" fo:widows="5"/>
      <style:text-properties fo:color="#2a6099" officeooo:paragraph-rsid="0009f561"/>
    </style:style>
    <style:style style:name="P13" style:family="paragraph" style:parent-style-name="Heading_20_2">
      <style:paragraph-properties fo:text-align="justify" style:justify-single-word="false" fo:orphans="5" fo:widows="5"/>
      <style:text-properties style:use-window-font-color="true" style:font-name="Liberation Serif" fo:font-size="18pt" fo:font-weight="bold" officeooo:rsid="0001fef5" officeooo:paragraph-rsid="000ae184" style:font-name-asian="NSimSun" style:font-size-asian="18pt" style:font-weight-asian="bold" style:font-name-complex="Arial" style:font-size-complex="18pt" style:font-weight-complex="bold"/>
    </style:style>
    <style:style style:name="P14" style:family="paragraph" style:parent-style-name="Heading_20_2">
      <style:paragraph-properties fo:text-align="justify" style:justify-single-word="false" fo:orphans="5" fo:widows="5"/>
      <style:text-properties style:use-window-font-color="true" style:font-name="Liberation Serif" fo:font-size="18pt" fo:font-weight="bold" officeooo:paragraph-rsid="0002dc44" style:font-name-asian="NSimSun" style:font-size-asian="18pt" style:font-weight-asian="bold" style:font-name-complex="Arial" style:font-size-complex="18pt" style:font-weight-complex="bold"/>
    </style:style>
    <style:style style:name="P15" style:family="paragraph" style:parent-style-name="Heading_20_2">
      <style:paragraph-properties fo:text-align="justify" style:justify-single-word="false" fo:orphans="5" fo:widows="5"/>
      <style:text-properties style:use-window-font-color="true" officeooo:paragraph-rsid="0002dc44"/>
    </style:style>
    <style:style style:name="P16" style:family="paragraph" style:parent-style-name="Heading_20_2">
      <style:paragraph-properties fo:orphans="5" fo:widows="5"/>
      <style:text-properties officeooo:paragraph-rsid="0009f561"/>
    </style:style>
    <style:style style:name="P17" style:family="paragraph" style:parent-style-name="Heading_20_2">
      <style:paragraph-properties fo:text-align="justify" style:justify-single-word="false" fo:orphans="5" fo:widows="5"/>
      <style:text-properties fo:color="#ff0000"/>
    </style:style>
    <style:style style:name="P18" style:family="paragraph" style:parent-style-name="Text_20_body">
      <style:paragraph-properties fo:text-align="justify" style:justify-single-word="false" fo:orphans="5" fo:widows="5"/>
      <style:text-properties fo:language="fr" fo:country="FR" officeooo:rsid="00007c7c" officeooo:paragraph-rsid="0002dc44"/>
    </style:style>
    <style:style style:name="P19" style:family="paragraph" style:parent-style-name="Text_20_body">
      <style:paragraph-properties fo:text-align="justify" style:justify-single-word="false" fo:orphans="5" fo:widows="5"/>
      <style:text-properties fo:language="fr" fo:country="FR" officeooo:rsid="00007c7c" officeooo:paragraph-rsid="000ae184"/>
    </style:style>
    <style:style style:name="P20" style:family="paragraph" style:parent-style-name="Text_20_body">
      <style:paragraph-properties fo:text-align="justify" style:justify-single-word="false" fo:orphans="5" fo:widows="5"/>
      <style:text-properties fo:language="fr" fo:country="FR" officeooo:rsid="00007c7c" officeooo:paragraph-rsid="0009f561"/>
    </style:style>
    <style:style style:name="P21" style:family="paragraph" style:parent-style-name="Text_20_body">
      <style:paragraph-properties fo:orphans="5" fo:widows="5"/>
      <style:text-properties fo:language="fr" fo:country="FR" officeooo:rsid="00007c7c" officeooo:paragraph-rsid="0009f561"/>
    </style:style>
    <style:style style:name="P22" style:family="paragraph" style:parent-style-name="Text_20_body">
      <style:paragraph-properties fo:text-align="justify" style:justify-single-word="false" fo:orphans="5" fo:widows="5"/>
      <style:text-properties fo:language="fr" fo:country="FR" fo:font-style="italic" officeooo:rsid="00007c7c" officeooo:paragraph-rsid="0009f561" style:font-style-asian="italic" style:font-style-complex="italic"/>
    </style:style>
    <style:style style:name="P23" style:family="paragraph" style:parent-style-name="Text_20_body">
      <style:paragraph-properties fo:text-align="justify" style:justify-single-word="false" fo:orphans="5" fo:widows="5"/>
      <style:text-properties fo:language="fr" fo:country="FR" fo:font-style="italic" style:text-underline-style="none" officeooo:rsid="00007c7c" officeooo:paragraph-rsid="0002dc44" style:font-style-asian="italic" style:font-style-complex="italic"/>
    </style:style>
    <style:style style:name="P24" style:family="paragraph" style:parent-style-name="Text_20_body">
      <style:paragraph-properties fo:text-align="justify" style:justify-single-word="false" fo:orphans="5" fo:widows="5"/>
      <style:text-properties fo:font-size="10pt" fo:font-style="italic" style:text-underline-style="none" officeooo:rsid="00042bf9" officeooo:paragraph-rsid="00042bf9" style:font-size-asian="10pt" style:font-style-asian="italic" style:font-size-complex="10pt" style:font-style-complex="italic"/>
    </style:style>
    <style:style style:name="P25" style:family="paragraph" style:parent-style-name="Text_20_body">
      <style:paragraph-properties fo:text-align="justify" style:justify-single-word="false" fo:orphans="5" fo:widows="5"/>
      <style:text-properties officeooo:rsid="00007c7c" officeooo:paragraph-rsid="00007c7c"/>
    </style:style>
    <style:style style:name="P26" style:family="paragraph" style:parent-style-name="Text_20_body">
      <style:paragraph-properties fo:text-align="justify" style:justify-single-word="false" fo:orphans="5" fo:widows="5"/>
      <style:text-properties officeooo:rsid="00042bf9" officeooo:paragraph-rsid="00042bf9"/>
    </style:style>
    <style:style style:name="P27" style:family="paragraph" style:parent-style-name="Text_20_body">
      <style:paragraph-properties fo:orphans="5" fo:widows="5"/>
    </style:style>
    <style:style style:name="P28" style:family="paragraph" style:parent-style-name="Text_20_body">
      <style:paragraph-properties fo:text-align="justify" style:justify-single-word="false" fo:orphans="5" fo:widows="5"/>
      <style:text-properties fo:language="fr" fo:country="FR" officeooo:rsid="00007c7c" officeooo:paragraph-rsid="0002dc44"/>
    </style:style>
    <style:style style:name="P29" style:family="paragraph" style:parent-style-name="Heading_20_1">
      <style:paragraph-properties fo:text-align="justify" style:justify-single-word="false" fo:orphans="5" fo:widows="5"/>
      <style:text-properties officeooo:rsid="00007c7c" officeooo:paragraph-rsid="00007c7c"/>
    </style:style>
    <style:style style:name="P30" style:family="paragraph" style:parent-style-name="Heading_20_2">
      <style:paragraph-properties fo:text-align="justify" style:justify-single-word="false" fo:orphans="5" fo:widows="5"/>
      <style:text-properties fo:color="#2a6099" style:font-name="Liberation Serif" fo:font-size="18pt" fo:font-weight="bold" officeooo:paragraph-rsid="0009f561" style:font-name-asian="NSimSun" style:font-size-asian="18pt" style:font-weight-asian="bold" style:font-name-complex="Arial" style:font-size-complex="18pt" style:font-weight-complex="bold"/>
    </style:style>
    <style:style style:name="T1" style:family="text">
      <style:text-properties officeooo:rsid="0001fef5"/>
    </style:style>
    <style:style style:name="T2" style:family="text">
      <style:text-properties officeooo:rsid="0002b1d4"/>
    </style:style>
    <style:style style:name="T3" style:family="text">
      <style:text-properties officeooo:rsid="0002dc44"/>
    </style:style>
    <style:style style:name="T4" style:family="text">
      <style:text-properties fo:color="#2a6099"/>
    </style:style>
    <style:style style:name="T5" style:family="text">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T6" style:family="text">
      <style:text-properties fo:color="#2a6099" style:font-name="Liberation Serif" fo:font-size="18pt" fo:font-weight="bold" officeooo:rsid="0002dc44" style:font-name-asian="NSimSun" style:font-size-asian="18pt" style:font-weight-asian="bold" style:font-name-complex="Arial" style:font-size-complex="18pt" style:font-weight-complex="bold"/>
    </style:style>
    <style:style style:name="T7" style:family="text">
      <style:text-properties fo:color="#2a6099" style:font-name="Liberation Serif" fo:font-size="18pt" fo:font-weight="bold" officeooo:rsid="0001fef5" style:font-name-asian="NSimSun" style:font-size-asian="18pt" style:font-weight-asian="bold" style:font-name-complex="Arial" style:font-size-complex="18pt" style:font-weight-complex="bold"/>
    </style:style>
    <style:style style:name="T8" style:family="text">
      <style:text-properties fo:color="#2a6099" style:font-name="Liberation Serif" fo:font-size="18pt" fo:font-weight="bold" officeooo:rsid="0009f561" style:font-name-asian="NSimSun" style:font-size-asian="18pt" style:font-weight-asian="bold" style:font-name-complex="Arial" style:font-size-complex="18pt" style:font-weight-complex="bold"/>
    </style:style>
    <style:style style:name="T9" style:family="text">
      <style:text-properties fo:color="#2a6099" officeooo:rsid="0001fef5"/>
    </style:style>
    <style:style style:name="T10" style:family="text">
      <style:text-properties style:use-window-font-color="true"/>
    </style:style>
    <style:style style:name="T11" style:family="text">
      <style:text-properties style:use-window-font-color="true" style:font-name="Liberation Serif" fo:font-size="18pt" fo:font-weight="bold" style:font-name-asian="NSimSun" style:font-size-asian="18pt" style:font-weight-asian="bold" style:font-name-complex="Arial" style:font-size-complex="18pt" style:font-weight-complex="bold"/>
    </style:style>
    <style:style style:name="T12" style:family="text">
      <style:text-properties style:use-window-font-color="true" style:font-name="Liberation Serif" fo:font-size="18pt" fo:font-weight="bold" officeooo:rsid="0001fef5" style:font-name-asian="NSimSun" style:font-size-asian="18pt" style:font-weight-asian="bold" style:font-name-complex="Arial" style:font-size-complex="18pt" style:font-weight-complex="bold"/>
    </style:style>
    <style:style style:name="T13" style:family="text">
      <style:text-properties style:use-window-font-color="true" officeooo:rsid="0001fef5"/>
    </style:style>
    <style:style style:name="T14" style:family="text">
      <style:text-properties officeooo:rsid="00042bf9"/>
    </style:style>
    <style:style style:name="T15" style:family="text">
      <style:text-properties officeooo:rsid="0005d0a4"/>
    </style:style>
    <style:style style:name="T16" style:family="text">
      <style:text-properties officeooo:rsid="0009f561"/>
    </style:style>
    <style:style style:name="T17" style:family="text">
      <style:text-properties fo:font-style="italic" style:font-style-asian="italic" style:font-style-complex="italic"/>
    </style:style>
    <style:style style:name="T18" style:family="text">
      <style:text-properties fo:font-style="italic" officeooo:rsid="0009f561" style:font-style-asian="italic" style:font-style-complex="italic"/>
    </style:style>
    <style:style style:name="T19" style:family="text">
      <style:text-properties style:font-name="Liberation Serif" fo:font-size="18pt" fo:font-weight="bold" style:font-name-asian="NSimSun" style:font-size-asian="18pt" style:font-weight-asian="bold" style:font-name-complex="Arial" style:font-size-complex="18pt" style:font-weight-complex="bold"/>
    </style:style>
    <style:style style:name="T20" style:family="text">
      <style:text-properties style:font-name="Liberation Serif" fo:font-size="18pt" fo:font-weight="bold" officeooo:rsid="0002dc44" style:font-name-asian="NSimSun" style:font-size-asian="18pt" style:font-weight-asian="bold" style:font-name-complex="Arial"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entretien</text:p>
      <text:h text:style-name="P29" text:outline-level="1"><text:bookmark-start text:name="__RefHeading___Toc110_2251170917"/>Intro<text:bookmark-end text:name="__RefHeading___Toc110_2251170917"/></text:h>
      <text:p text:style-name="P24">Petit texte afin de mettre à l’aise le correspondant et de lui présenter le <text:span text:style-name="T15">projet</text:span>.</text:p>
      <text:p text:style-name="P25"><text:span text:style-name="T14">On est un groupe d’</text:span>étudiants en Informatique à l’IUT de Saint-Dié-des-Vosges et nous comptons réaliser une petite application mobile afin d’écouter et de visualiser de la musique. Le but est donc de développer une application Android qui affichera des formes 2D et 3D au fur et à mesures que la musique avance et que le timbre augmente, par exemple.</text:p>
      <text:p text:style-name="P26">On a donc réalisé un petit guide d’entretien afin d’avoir une ligne directrice si besoin et de réunir toutes questions qui nous semblaient importantes pour le sujet de notre étude. Je vous préviens de suite, certaines questions peuvent vous semblez quelque peu redondantes. On a choisit, ici, de séparer au maximum les différents aspects des questions pour essayer de cibler le sujet. Par contre libre à vous de développer vos questions et même de divaguer un peu si vous pensez que c’est intéressant. Je doute que nos questions couvrent l’intégralité du sujet.</text:p>
      <text:p text:style-name="P26">Avant de commencer, j’aimerai vous demandez si je peux enregistrer l’entretien. Ça m’avancerai beaucoup dans le travail de synthèse qui vient ensuite. Dans tous les cas, le fichier audio sera transmit uniquement à notre professeur en charge de nous cadrer dans notre projet et mon groupe et moi l’utiliseront dans le seul but de faire une synthèse. Dès que le projet est fini, nous supprimerons le fichier.</text:p>
      <text:p text:style-name="P26"><text:soft-page-break/>Donc première question :</text:p>
      <text:h text:style-name="P3" text:outline-level="2"><text:bookmark-start text:name="__RefHeading___Toc114_2251170917"/><text:span text:style-name="T10">Pouvez-vous vous présentez ?</text:span> <text:bookmark-end text:name="__RefHeading___Toc114_2251170917"/></text:h>
      <text:p text:style-name="P23">(Nom, prénom, age, emploie, <text:span text:style-name="T1">style de </text:span>musique écoutée, …)</text:p>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1" text:outline-level="2"><text:bookmark-start text:name="__RefHeading___Toc116_2251170917"/>Écout<text:span text:style-name="T1">ez-vous</text:span> souvent de la musique?<text:bookmark-end text:name="__RefHeading___Toc116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7" text:outline-level="2"><text:bookmark-start text:name="__RefHeading___Toc118_2251170917"/><text:span text:style-name="T3">A</text:span> quel fréquence ?<text:bookmark-end text:name="__RefHeading___Toc118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4" text:outline-level="2"><text:span text:style-name="T5">Pourquoi ?</text:span> </text:h>
      <text:p text:style-name="P1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9" text:outline-level="2"><text:bookmark-start text:name="__RefHeading___Toc124_22511709171"/>Aimez-vous cela ?<text:bookmark-end text:name="__RefHeading___Toc124_22511709171"/></text:h>
      <text:p text:style-name="P1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20_2251170917"/><text:soft-page-break/><text:span text:style-name="T1">Regardez-vous</text:span><text:span text:style-name="T13"> </text:span><text:span text:style-name="T10">de la musi</text:span>que ?<text:bookmark-end text:name="__RefHeading___Toc120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3" text:outline-level="2">A quel fréquence ?</text:h>
      <text:p text:style-name="P1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22_2251170917"/>Pourquoi ? <text:bookmark-end text:name="__RefHeading___Toc122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2" text:outline-level="2"><text:bookmark-start text:name="__RefHeading___Toc124_2251170917"/>Aimez-vous cela ?<text:bookmark-end text:name="__RefHeading___Toc124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6" text:outline-level="2"><text:bookmark-start text:name="__RefHeading___Toc126_2251170917"/>Quand vous écoutez de la musique sur votre téléphone par exemple, regardez-vous la vidéo s'il y en a une ?<text:bookmark-end text:name="__RefHeading___Toc126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6" text:outline-level="2"><text:bookmark-start text:name="__RefHeading___Toc128_2251170917"/><text:soft-page-break/>Pourquoi ?<text:bookmark-end text:name="__RefHeading___Toc128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30_2251170917"/>Quel logiciel utilisez-vous, pour écouter de la musique ?<text:bookmark-end text:name="__RefHeading___Toc130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2" text:outline-level="2"><text:bookmark-start text:name="__RefHeading___Toc132_2251170917"/>Depuis combien de temps ?<text:bookmark-end text:name="__RefHeading___Toc132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6" text:outline-level="2"><text:span text:style-name="T16">D</text:span>ans quel condition u<text:span text:style-name="T16">tilisez-vous ce logiciel </text:span>?</text:h>
      <text:p text:style-name="P27"><text:span text:style-name="T17">(Train, bus, chez soi ... </text:span><text:span text:style-name="T18">)</text:span></text:p>
      <text:p text:style-name="P2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4" text:outline-level="2"><text:bookmark-start text:name="__RefHeading___Toc134_2251170917"/>Pensez-vous que <text:span text:style-name="T2">le</text:span> logiciel que vous utilisez peut être améliorer ?<text:bookmark-end text:name="__RefHeading___Toc134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5" text:outline-level="2"><text:bookmark-start text:name="__RefHeading___Toc136_2251170917"/><text:soft-page-break/><text:span text:style-name="T20">E</text:span><text:span text:style-name="T19">n quoi ?</text:span> <text:bookmark-end text:name="__RefHeading___Toc136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2" text:outline-level="2">Avez-vous déjà pensé à utiliser un logiciel afin de visualiser <text:span text:style-name="T16">de</text:span> la musique ?</text:h>
      <text:p text:style-name="P21">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8" text:outline-level="2"><text:bookmark-start text:name="__RefHeading___Toc138_2251170917"/>Pourquoi ?<text:bookmark-end text:name="__RefHeading___Toc138_2251170917"/></text:h>
      <text:p text:style-name="P2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8" text:outline-level="2">Utilisez-vous une application qui permet de visualiser de la musique ? </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40_2251170917"/><text:span text:style-name="T5">Laquelle ?</text:span> <text:bookmark-end text:name="__RefHeading___Toc140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0" text:outline-level="2"><text:bookmark-start text:name="__RefHeading___Toc142_2251170917"/><text:soft-page-break/>Depuis combien de temps ?<text:bookmark-end text:name="__RefHeading___Toc142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8" text:outline-level="2"><text:bookmark-start text:name="__RefHeading___Toc144_2251170917"/>Comment avez-vous connu ce logiciel ?<text:bookmark-end text:name="__RefHeading___Toc144_2251170917"/></text:h>
      <text:p text:style-name="P2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8" text:outline-level="2">Pensez-vous que <text:span text:style-name="T2">le</text:span> logiciel que vous utilisez peut être améliorer ?</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46_2251170917"/><text:span text:style-name="T6">E</text:span><text:span text:style-name="T5">n quoi ?</text:span> <text:bookmark-end text:name="__RefHeading___Toc146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3" text:outline-level="2"><text:bookmark-start text:name="__RefHeading___Toc148_2251170917"/>Pourr<text:span text:style-name="T1">i</text:span>ez-vous, utiliser un logiciel qui <text:span text:style-name="T1">permet de </text:span>visualise<text:span text:style-name="T1">r</text:span> de la musique ? <text:bookmark-end text:name="__RefHeading___Toc148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6" text:outline-level="2"><text:bookmark-start text:name="__RefHeading___Toc150_2251170917"/><text:soft-page-break/>Seriez-vous intéressé par une application qui permet de visualiser de la musique ?<text:bookmark-end text:name="__RefHeading___Toc150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52_2251170917"/>Quels sont les critères important<text:span text:style-name="T1">s</text:span> lorsque vous choisissez un logiciel pour écoute<text:span text:style-name="T1">r de la musique ? </text:span><text:bookmark-end text:name="__RefHeading___Toc152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75_2251170917"/><text:span text:style-name="T9">Quels sont les critères importants lorsque vous choisissez un logiciel pour v</text:span><text:span text:style-name="T4">isualise</text:span><text:span text:style-name="T9">r</text:span><text:span text:style-name="T4"> </text:span><text:span text:style-name="T9">de</text:span><text:span text:style-name="T4"> la musique ?</text:span> <text:bookmark-end text:name="__RefHeading___Toc175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54_22511709171"/><text:span text:style-name="T11">Pourquoi utilisez-vous principalement YouTube pour écouter une </text:span><text:span text:style-name="T12">musique</text:span><text:span text:style-name="T11"> ?</text:span> <text:bookmark-end text:name="__RefHeading___Toc154_22511709171"/></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3" text:outline-level="2"><text:bookmark-start text:name="__RefHeading___Toc154_2251170917"/><text:soft-page-break/><text:span text:style-name="T5">Pourquoi utilisez-vous principalement YouTube pour </text:span><text:span text:style-name="T6">r</text:span><text:span text:style-name="T5">egardez une </text:span><text:span text:style-name="T7">musique</text:span><text:span text:style-name="T5"> ?</text:span> <text:bookmark-end text:name="__RefHeading___Toc154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56_2251170917"/>Sur quel appareil écoutez-vous de la musique ? <text:bookmark-end text:name="__RefHeading___Toc156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5" text:outline-level="2"><text:bookmark-start text:name="__RefHeading___Toc158_2251170917"/><text:span text:style-name="T1">L’utilisez-vous pour la v</text:span>isualis<text:span text:style-name="T1">er</text:span>? <text:bookmark-end text:name="__RefHeading___Toc158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3" text:outline-level="2"><text:bookmark-start text:name="__RefHeading___Toc160_2251170917"/><text:span text:style-name="T5">O</text:span><text:span text:style-name="T7">ù</text:span><text:span text:style-name="T5"> écoutez-</text:span><text:span text:style-name="T7">vous </text:span><text:span text:style-name="T5">et </text:span><text:span text:style-name="T7">v</text:span><text:span text:style-name="T5">isualisez-vous la musique ?</text:span> <text:bookmark-end text:name="__RefHeading___Toc160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7" text:outline-level="2"><text:bookmark-start text:name="__RefHeading___Toc162_2251170917"/>Lorsque vous regardez <text:span text:style-name="T1">de </text:span>la musique, à quoi pensez-vous ? ( Aide à réfléchir... ) <text:bookmark-end text:name="__RefHeading___Toc162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3" text:outline-level="2"><text:bookmark-start text:name="__RefHeading___Toc164_2251170917"/><text:soft-page-break/><text:span text:style-name="T5">Avez-vous des </text:span><text:span text:style-name="T7">recommandations</text:span><text:span text:style-name="T5"> pour une futur application ?</text:span> <text:bookmark-end text:name="__RefHeading___Toc164_2251170917"/></text:h>
      <text:p text:style-name="P18">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6" text:outline-level="2">Pensez-vous que j'ai <text:span text:style-name="T16">omis</text:span> un sujet qui vous <text:span text:style-name="T16">parait</text:span> important ?</text:h>
      <text:p text:style-name="P21">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P16" text:outline-level="2"><text:span text:style-name="T5">Avez-vous des choses à ajouter </text:span><text:span text:style-name="T8">pour finaliser</text:span><text:span text:style-name="T5"> notre entretient ?</text:span> </text:h>
      <text:p text:style-name="P21">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27T10:29:26.789000000</dc:date>
    <meta:editing-duration>PT14M29S</meta:editing-duration>
    <meta:editing-cycles>4</meta:editing-cycles>
    <meta:document-statistic meta:table-count="0" meta:image-count="0" meta:object-count="0" meta:page-count="9" meta:paragraph-count="83" meta:word-count="573" meta:character-count="18602" meta:non-whitespace-character-count="18094"/>
  </office:meta>
</office:document-meta>
</file>